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51a2" officeooo:paragraph-rsid="001951a2"/>
    </style:style>
    <style:style style:name="P2" style:family="paragraph" style:parent-style-name="Standard">
      <style:paragraph-properties fo:text-align="start" style:justify-single-word="false"/>
      <style:text-properties officeooo:rsid="001a01bf" officeooo:paragraph-rsid="001a01bf"/>
    </style:style>
    <style:style style:name="P3" style:family="paragraph" style:parent-style-name="Standard">
      <style:paragraph-properties fo:text-align="start" style:justify-single-word="false"/>
      <style:text-properties officeooo:rsid="001951a2" officeooo:paragraph-rsid="001951a2"/>
    </style:style>
    <style:style style:name="P4" style:family="paragraph" style:parent-style-name="Standard">
      <style:paragraph-properties fo:text-align="start" style:justify-single-word="false"/>
      <style:text-properties officeooo:rsid="0020acb0" officeooo:paragraph-rsid="0020acb0"/>
    </style:style>
    <style:style style:name="P5" style:family="paragraph" style:parent-style-name="Standard">
      <style:paragraph-properties fo:text-align="start" style:justify-single-word="false"/>
      <style:text-properties officeooo:rsid="001e0739" officeooo:paragraph-rsid="001e0739"/>
    </style:style>
    <style:style style:name="P6" style:family="paragraph" style:parent-style-name="Standard">
      <style:paragraph-properties fo:text-align="start" style:justify-single-word="false"/>
      <style:text-properties officeooo:rsid="0021b0bc" officeooo:paragraph-rsid="0021b0bc"/>
    </style:style>
    <style:style style:name="P7" style:family="paragraph" style:parent-style-name="Text_20_body">
      <style:text-properties officeooo:rsid="0021b0bc" officeooo:paragraph-rsid="0021b0bc"/>
    </style:style>
    <style:style style:name="P8" style:family="paragraph" style:parent-style-name="Standard">
      <style:paragraph-properties fo:text-align="start" style:justify-single-word="false"/>
      <style:text-properties fo:font-weight="bold" officeooo:rsid="001951a2" officeooo:paragraph-rsid="001951a2" style:font-weight-asian="bold" style:font-weight-complex="bold"/>
    </style:style>
    <style:style style:name="P9" style:family="paragraph" style:parent-style-name="Text_20_body">
      <style:text-properties officeooo:rsid="001951a2" officeooo:paragraph-rsid="001951a2"/>
    </style:style>
    <style:style style:name="P10" style:family="paragraph" style:parent-style-name="Text_20_body">
      <style:text-properties fo:font-weight="bold" officeooo:rsid="001a01bf" officeooo:paragraph-rsid="001a01bf" style:font-weight-asian="bold" style:font-weight-complex="bold"/>
    </style:style>
    <style:style style:name="P11" style:family="paragraph">
      <style:paragraph-properties fo:text-align="center"/>
    </style:style>
    <style:style style:name="T1" style:family="text">
      <style:text-properties officeooo:rsid="001aab9a"/>
    </style:style>
    <style:style style:name="T2" style:family="text">
      <style:text-properties officeooo:rsid="001c07af"/>
    </style:style>
    <style:style style:name="T3" style:family="text">
      <style:text-properties fo:font-weight="bold" style:font-weight-asian="bold" style:font-weight-complex="bold"/>
    </style:style>
    <style:style style:name="T4" style:family="text">
      <style:text-properties officeooo:rsid="001951a2"/>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ef21b"/>
    </style:style>
    <style:style style:name="T7" style:family="text">
      <style:text-properties officeooo:rsid="001a01bf"/>
    </style:style>
    <style:style style:name="gr1" style:family="graphic">
      <style:graphic-properties draw:textarea-horizontal-align="justify" draw:textarea-vertical-align="middle" draw:auto-grow-height="false" fo:min-height="0.7083in" fo:min-width="1.7602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937in" fo:min-width="1.67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cifikacija Projekta<text:line-break/>Kalkulator Igre Mafija</text:p>
      <text:h text:style-name="Heading_20_2" text:outline-level="2">Kratak opis:</text:h>
      <text:p text:style-name="P2">Aplikacija “Kalkulator igre mafija” je aplikacija koja olakšava naratoru igre “mafia” da lakše računa poteze igrača. Igra “Mafia” je društvena igra koja se igra isključivo uživo sa 8 ili više igrača.</text:p>
      <text:p text:style-name="P3"/>
      <text:h text:style-name="Heading_20_2" text:outline-level="2">Detaljan opis:</text:h>
      <text:p text:style-name="P2">“Kalkulator igre mafija” je osmišljena tako da olakša naratoru igre pri računanju poteza igrača, bilo da se radi o računanju dnevnog ili noćnog režima igre. Kada uđete u aplikaciju bićete dočekani sa ugodnim početnim menijem koji vas dalje vodi kroz aplikaciju. Postoji više opcija, ali nama glavna je opcija “Započni igru”. Kada kliknete na dugme “započni igru” aplikacija će od vas tražiti da <text:span text:style-name="T1">napravite sobu u kojoj ćete moći da</text:span> prijavite sve igrače I da odredite koje sve uloge želite da imate tokom igre. Interfejs je intuitivan, tako da ne bi trebalo da vam pravi problem. (U slučaju da ne možete da se snađete uvek možete pogledati tutorijal). Kada ste uspešno prijavili sve igrače I izabrali uloge, neophodno je da podelite uloge igračima u stvarnom svetu. Nakon toga ćete unositi uloge svih igrača u aplikaciju. Kada mislite da ste spremni možete kliknuti na dugme “Započni igru”. Ako mislite da ste napravili grešku u pisanju imena nekog od igrača ili ste im dodelili pogrešnu uglogu, aplikacija vam dozvoljava da promenite pre početka igre, nakon početka ta operacija više neće moći da se promeni. Nalazite se u glavnom meniju igrice. Noć je pala, igrači prave poteze. Tokom noći će se preko ekrana ispisivati igrači koji trebaju da se “probude” I odigraju svoj potez shodno njihovim mogućnostima. Uloga naratora je da čita tekst ispisan na ekranu I da unosi <text:span text:style-name="T1">poteze odnosno akcije igrača. Noć je prošla. Svanuo je novi dan. Na ekranu se ispisuju sve relevantne informacije, npr. “Noć je prošla, niko nije umro”. Sve poteze igrača nose posledice. Aplikacija ih sve beleži I shodno tome menja tok igre. Novi dan je pred nama, igrači imaju (lupam) 120 sekundi da odluče da li žele nekoga da izglasaju. Ukoliko je broj glasova izjednačen odnosno igrači nisu hteli da glasaju, dan se završava I noć pada. Ukoliko je pak neko od igrača dobio većinu glasova, taj igrač ima (lupam) 60 sekundi da se odbrani. Tokom odbrane svi igrači </text:span><text:span text:style-name="T2">osi</text:span><text:span text:style-name="T1">m optuženog ćute. </text:span><text:span text:style-name="T2">Kada se odbrana završi igrači biraju da li će sačuvati optuženog ili ne. Ukoliko je broj glasova jednak, optuženi nastavlja igru.</text:span><text:span text:style-name="T1"> Noć ponovo pada I idemo u krug sve dok jedna strana ne pobedi. Prilikom završetka igre, aplikacija čuva sve poteze tokom igre u trajnu memoriju gde se ta igra može dodatno vraćati ili analizirati.<text:line-break/><text:line-break/>Ukoliko imate mogućnosti, možete otvoriti interfejs za igrače, gde će igrači moći da vide tok igre u realnom vremenu. Naravno informacije su filtrirane kako ne bi pokvarile igru. Na ovom interfejsu će igrači moći da vide neke od osnovnih informacija, npr. Ko je mrtav, vreme koje imaju za glasanje, kada je noć na ekranu će biti prikazano da zatvore oči, kada svane novi dan igrači će moći da vide najnovije informacije(niko nije umro, umro je šerif…), tokom glasanja će moći da vide broj glasova za određenu osobu, tokom odbrane tajmer I koliko njih je promenilo glas.</text:span></text:p>
      <text:p text:style-name="P2"/>
      <text:h text:style-name="Heading_20_2" text:outline-level="2">Lista sekcija:</text:h>
      <text:p text:style-name="P3"/>
      <text:p text:style-name="P4"><text:span text:style-name="T3">Generalno</text:span>: <text:span text:style-name="T4">Ovde se nalaze isključivo stvari koje nisu dovoljno velike da dobiju </text:span>svoju<text:span text:style-name="T4"> sekciju</text:span></text:p>
      <text:p text:style-name="P4"><text:tab/>-Tajmer</text:p>
      <text:p text:style-name="P5"><text:span text:style-name="T5">Igrači</text:span>: Sekcija koja je zadužena za sve funkcionalnosti koje se usko tiču igrača.</text:p>
      <text:p text:style-name="P6"><text:span text:style-name="T5">Uloge</text:span>: </text:p>
      <text:p text:style-name="P5"/>
      <text:p text:style-name="P3"/>
      <text:h text:style-name="Heading_20_2" text:outline-level="2"><text:soft-page-break/>Sekcije:</text:h>
      <text:p text:style-name="Text_20_body"/>
      <text:h text:style-name="Heading_20_3" text:outline-level="3">#Igraci</text:h>
      <text:p text:style-name="P7">-IgracKontroler</text:p>
      <text:p text:style-name="P7">-Igrac</text:p>
      <text:p text:style-name="P7">-IgracDAO</text:p>
      <text:p text:style-name="P7">-IgracView</text:p>
      <text:p text:style-name="P7"/>
      <text:h text:style-name="Heading_20_3" text:outline-level="3">#Uloge</text:h>
      <text:p text:style-name="Text_20_body"/>
      <text:h text:style-name="Heading_20_3" text:outline-level="3">#Generalna sekcija</text:h>
      <text:p text:style-name="P3">U ovoj sekciji se nalaze entiteti, pravila vezana za generalnu igru. Ovde se nalaze isključivo stvari koje nisu dovoljno velike da dobiju celu sekciju, tj. Nisu toliko opširni a neophodni su kako bi aplikacija ispunila najmanje kriterijume.</text:p>
      <text:p text:style-name="P3"/>
      <text:h text:style-name="Heading_20_4" text:outline-level="4">-Tajmer</text:h>
      <text:p text:style-name="P3">Uloga tajmera je da ograniči vreme koje igrači imaju da donesu odluku što daje tempo igri.</text:p>
      <text:p text:style-name="P3"/>
      <text:p text:style-name="P8">Tajmer:</text:p>
      <text:p text:style-name="P3"><text:tab/>-minuti</text:p>
      <text:p text:style-name="P3"><text:tab/>-sekunde</text:p>
      <text:p text:style-name="P3"><text:tab/>-start()</text:p>
      <text:p text:style-name="P3"><text:tab/>-stop()</text:p>
      <text:p text:style-name="P3"/>
      <text:h text:style-name="Heading_20_2" text:outline-level="2">@Međusobna komunikacija</text:h>
      <text:p text:style-name="Text_20_body"/>
      <text:h text:style-name="Heading_20_4" text:outline-level="4">Pocetni Meni – Igracki interfejs</text:h>
      <text:p text:style-name="P9">U igracki interfejs se može pristupiti putem početnog menija. Unutar početnog menija se pravi novi Thread koji ….</text:p>
      <text:h text:style-name="Heading_20_4" text:outline-level="4">(lupam) <text:s/>-ThreadController</text:h>
      <text:p text:style-name="P9"><text:span text:style-name="T6">ThreadController</text:span> služi za povezivanje igračkog Threada sa aplikacijom. On vrši kreiranje thread-a I ubijanje istog.</text:p>
      <text:p text:style-name="P10">ThreadController:</text:p>
      <text:p text:style-name="P3"><text:tab/>-<text:span text:style-name="T7">pokreni()</text:span></text:p>
      <text:p text:style-name="P3"><text:tab/>-<text:span text:style-name="T7">zatvori()</text:span></text:p>
      <text:h text:style-name="Heading_20_2" text:outline-level="2"><text:soft-page-break/>~Dijagrami:</text:h>
      <text:p text:style-name="P2">U nastavku specifikacije se nalaze dijagrami koji grafički predstavljaju međusobnu vezu entiteta.</text:p>
      <text:p text:style-name="P2"><draw:custom-shape text:anchor-type="paragraph" draw:z-index="0" draw:name="Shape 1" draw:style-name="gr1" svg:width="1.7606in" svg:height="0.7087in" svg:x="-0.0075in" svg:y="0.4937in"><text:p/><draw:enhanced-geometry svg:viewBox="0 0 21600 21600" draw:type="rectangle" draw:enhanced-path="M 0 0 L 21600 0 21600 21600 0 21600 0 0 Z N"/></draw:custom-shape><draw:custom-shape text:anchor-type="paragraph" draw:z-index="1" draw:name="Shape 2" draw:style-name="gr2" svg:width="1.6705in" svg:height="0.6941in" svg:x="2.1866in" svg:y="0.5217in"><text:p/><draw:enhanced-geometry svg:viewBox="0 0 21600 21600" draw:type="rectangle" draw:enhanced-path="M 0 0 L 21600 0 21600 21600 0 21600 0 0 Z N"/></draw:custom-shape><draw:line text:anchor-type="paragraph" draw:z-index="2" draw:name="Line 1" draw:style-name="gr3" draw:text-style-name="P11" svg:x1="1.7528in" svg:y1="0.8374in" svg:x2="2.1866in" svg:y2="0.8476in"><text:p/></draw:l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7:19:30.170451379</meta:creation-date>
    <dc:date>2024-12-10T18:40:20.964078933</dc:date>
    <meta:editing-duration>PT22M52S</meta:editing-duration>
    <meta:editing-cycles>5</meta:editing-cycles>
    <meta:generator>LibreOffice/24.8.3.2$Linux_X86_64 LibreOffice_project/480$Build-2</meta:generator>
    <meta:document-statistic meta:table-count="0" meta:image-count="0" meta:object-count="0" meta:page-count="3" meta:paragraph-count="36" meta:word-count="673" meta:character-count="4239" meta:non-whitespace-character-count="3591"/>
  </office:meta>
</office:document-meta>
</file>